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a7bc" officeooo:paragraph-rsid="0009a7bc"/>
    </style:style>
    <style:style style:name="P2" style:family="paragraph" style:parent-style-name="Standard">
      <style:paragraph-properties fo:text-align="center" style:justify-single-word="false"/>
      <style:text-properties fo:font-size="14pt" officeooo:rsid="0009a7bc" officeooo:paragraph-rsid="0009a7bc"/>
    </style:style>
    <style:style style:name="P3" style:family="paragraph" style:parent-style-name="Standard">
      <style:paragraph-properties fo:text-align="center" style:justify-single-word="false"/>
      <style:text-properties fo:font-size="28pt" officeooo:rsid="0009a7bc" officeooo:paragraph-rsid="0009a7bc"/>
    </style:style>
    <style:style style:name="P4" style:family="paragraph" style:parent-style-name="Standard">
      <style:paragraph-properties fo:text-align="center" style:justify-single-word="false"/>
      <style:text-properties fo:font-size="28pt" officeooo:rsid="000a6b6c" officeooo:paragraph-rsid="000a6b6c"/>
    </style:style>
    <style:style style:name="P5" style:family="paragraph" style:parent-style-name="Standard">
      <style:paragraph-properties fo:text-align="center" style:justify-single-word="false"/>
      <style:text-properties officeooo:paragraph-rsid="0009a7bc"/>
    </style:style>
    <style:style style:name="P6" style:family="paragraph" style:parent-style-name="Table_20_Contents">
      <style:paragraph-properties fo:text-align="center" style:justify-single-word="false"/>
      <style:text-properties officeooo:rsid="0009a7bc" officeooo:paragraph-rsid="0009a7bc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09a7bc" officeooo:paragraph-rsid="0009a7bc"/>
    </style:style>
    <style:style style:name="P8" style:family="paragraph" style:parent-style-name="Table_20_Contents">
      <style:paragraph-properties fo:text-align="center" style:justify-single-word="false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28pt" officeooo:rsid="0009a7b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LSM</text:p>
      <text:p text:style-name="P4">Variable length subnet mask</text:p>
      <text:p text:style-name="P3"/>
      <text:p text:style-name="P3">2^8 – 2 = 254</text:p>
      <text:p text:style-name="P3">11111111.11111111.11111111.00000000</text:p>
      <text:p text:style-name="P3">255.255.255.0</text:p>
      <text:p text:style-name="P3"/>
      <text:p text:style-name="P5"><text:span text:style-name="T2">192.168.1.68</text:span></text:p>
      <text:p text:style-name="P5"><text:span text:style-name="T2"/></text:p>
      <text:p text:style-name="P1"><text:span text:style-name="T1">128 64 32 16 8 4 2 1</text:span></text:p>
      <text:p text:style-name="P1"><text:span text:style-name="T1">192.168.1.68</text:span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6">128</text:p>
          </table:table-cell>
          <table:table-cell table:style-name="Table1.A1" office:value-type="string">
            <text:p text:style-name="P6">64</text:p>
          </table:table-cell>
          <table:table-cell table:style-name="Table1.A1" office:value-type="string">
            <text:p text:style-name="P6">32</text:p>
          </table:table-cell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2</text:p>
          </table:table-cell>
          <table:table-cell table:style-name="Table1.H1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H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H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H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H2" office:value-type="string">
            <text:p text:style-name="P6">0</text:p>
          </table:table-cell>
        </table:table-row>
      </table:table>
      <text:p text:style-name="P1"><text:span text:style-name="T1"/></text:p>
      <text:p text:style-name="P3"><draw:line text:anchor-type="paragraph" draw:z-index="0" draw:name="Shape1" draw:style-name="gr1" draw:text-style-name="P9" svg:x1="4.9713in" svg:y1="0.0953in" svg:x2="4.961in" svg:y2="1.5327in"><text:p/></draw:line><text:span text:style-name="T1">11111111.11111111.11111111.00000000</text:span></text:p>
      <text:p text:style-name="P1"><text:span text:style-name="T1">11000000.10101000.00000001.01000100</text:span></text:p>
      <text:p text:style-name="P1"><text:span text:style-name="T1">11000000.10101000.00000001.00000000</text:span></text:p>
      <text:p text:style-name="P1"><text:span text:style-name="T1">192.168.1.0</text:span></text:p>
      <text:p text:style-name="P5"><text:span text:style-name="T2">11000000.10101000.00000001.11111111</text:span></text:p>
      <text:p text:style-name="P2">192.168.1.255</text:p>
      <text:p text:style-name="P5"><text:span text:style-name="T2"/></text:p>
      <text:p text:style-name="P5"><text:span text:style-name="T2"/></text:p>
      <text:p text:style-name="P3"><text:soft-page-break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7">Subnet</text:p>
          </table:table-cell>
          <table:table-cell table:style-name="Table2.A1" office:value-type="string">
            <text:p text:style-name="P7">First valid ip</text:p>
          </table:table-cell>
          <table:table-cell table:style-name="Table2.A1" office:value-type="string">
            <text:p text:style-name="P7">Last valid ip</text:p>
          </table:table-cell>
          <table:table-cell table:style-name="Table2.D1" office:value-type="string">
            <text:p text:style-name="P7">Broadcast ip</text:p>
          </table:table-cell>
        </table:table-row>
        <table:table-row>
          <table:table-cell table:style-name="Table2.A2" office:value-type="string">
            <text:p text:style-name="P7">192.168.1.0</text:p>
          </table:table-cell>
          <table:table-cell table:style-name="Table2.A2" office:value-type="string">
            <text:p text:style-name="P7">192.168.1.1</text:p>
          </table:table-cell>
          <table:table-cell table:style-name="Table2.A2" office:value-type="string">
            <text:p text:style-name="P7">192.168.1.254</text:p>
          </table:table-cell>
          <table:table-cell table:style-name="Table2.D2" office:value-type="string">
            <text:p text:style-name="P7">192.168.1.255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1:02:34.834706616</meta:creation-date>
    <dc:date>2021-03-03T21:24:38.501793620</dc:date>
    <meta:editing-duration>PT11M53S</meta:editing-duration>
    <meta:editing-cycles>1</meta:editing-cycles>
    <meta:document-statistic meta:table-count="2" meta:image-count="0" meta:object-count="0" meta:page-count="2" meta:paragraph-count="62" meta:word-count="80" meta:character-count="438" meta:non-whitespace-character-count="419"/>
    <meta:generator>LibreOffice/6.4.6.2$Linux_X86_64 LibreOffice_project/40$Build-2</meta:generator>
  </office:meta>
</office:document-meta>
</file>